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0pt" fo:language="pl" fo:country="PL" style:font-size-asian="10pt" style:language-asian="zxx" style:country-asian="none" style:font-size-complex="10pt" style:language-complex="zxx" style:country-complex="none"/>
    </style:style>
    <style:style style:name="P2" style:family="paragraph" style:parent-style-name="Standard">
      <style:text-properties fo:color="#000000" style:font-name="Courier New" fo:font-size="10pt" fo:language="pl" fo:country="PL" style:font-name-asian="Courier New" style:font-size-asian="10pt" style:language-asian="zxx" style:country-asian="none" style:font-name-complex="Courier New" style:font-size-complex="10pt" style:language-complex="zxx" style:country-complex="none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Arial" fo:font-size="10pt" fo:language="pl" fo:country="PL" style:font-name-asian="Courier New" style:font-size-asian="10pt" style:language-asian="zxx" style:country-asian="none" style:font-name-complex="Courier New" style:font-size-complex="10pt" style:language-complex="zxx" style:country-complex="none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Arial" fo:font-size="14pt" fo:language="pl" fo:country="PL" style:font-name-asian="Courier New" style:font-size-asian="14pt" style:language-asian="zxx" style:country-asian="none" style:font-name-complex="Courier New" style:font-size-complex="14pt" style:language-complex="zxx" style:country-complex="none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Courier New" fo:font-size="10pt" style:font-name-asian="Courier New" style:font-size-asian="10pt" style:font-name-complex="Courier New" style:font-size-complex="10pt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urier New" fo:font-size="10pt" fo:language="pl" fo:country="PL" style:font-name-asian="Courier New" style:font-size-asian="10pt" style:language-asian="zxx" style:country-asian="none" style:font-name-complex="Courier New" style:font-size-complex="10pt" style:language-complex="zxx" style:country-complex="none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rial" fo:font-size="10pt" fo:language="pl" fo:country="PL" style:font-name-asian="Courier New" style:font-size-asian="10pt" style:language-asian="zxx" style:country-asian="none" style:font-name-complex="Courier New" style:font-size-complex="10pt" style:language-complex="zxx" style:country-complex="none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" fo:font-size="10pt" fo:language="pl" fo:country="PL" style:font-name-asian="Courier New" style:font-size-asian="10pt" style:language-asian="zxx" style:country-asian="none" style:font-name-complex="Courier New" style:font-size-complex="10pt" style:language-complex="zxx" style:country-complex="none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" fo:font-size="10pt" fo:language="pl" fo:country="PL" style:font-size-asian="10pt" style:language-asian="zxx" style:country-asian="none" style:font-size-complex="10pt" style:language-complex="zxx" style:country-complex="none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" fo:font-size="10pt" style:font-name-asian="Courier New" style:font-size-asian="10pt" style:font-name-complex="Courier New" style:font-size-complex="10pt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557f5f" style:font-name="Courier New" fo:font-size="10pt" fo:language="pl" fo:country="PL" style:font-name-asian="Courier New" style:font-size-asian="10pt" style:language-asian="zxx" style:country-asian="none" style:font-name-complex="Courier New" style:font-size-complex="10pt" style:language-complex="zxx" style:country-complex="none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f55bf" style:font-name="Courier New" fo:font-size="10pt" fo:language="pl" fo:country="PL" style:font-name-asian="Courier New" style:font-size-asian="10pt" style:language-asian="zxx" style:country-asian="none" style:font-name-complex="Courier New" style:font-size-complex="10pt" style:language-complex="zxx" style:country-complex="none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ae00" style:font-name="Courier New" fo:font-size="10pt" fo:language="pl" fo:country="PL" style:font-name-asian="Courier New" style:font-size-asian="10pt" style:language-asian="zxx" style:country-asian="none" style:font-name-complex="Courier New" style:font-size-complex="10pt" style:language-complex="zxx" style:country-complex="none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8080" style:font-name="Courier New" fo:font-size="10pt" fo:language="pl" fo:country="PL" style:font-name-asian="Courier New" style:font-size-asian="10pt" style:language-asian="zxx" style:country-asian="none" style:font-name-complex="Courier New" style:font-size-complex="10pt" style:language-complex="zxx" style:country-complex="none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urier New" fo:font-size="10pt" fo:language="pl" fo:country="PL" style:font-name-asian="Courier New" style:font-size-asian="10pt" style:language-asian="zxx" style:country-asian="none" style:font-name-complex="Courier New" style:font-size-complex="10pt" style:language-complex="zxx" style:country-complex="none"/>
    </style:style>
    <style:style style:name="P17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P1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urier New" fo:font-size="10pt" fo:language="pl" fo:country="PL" style:font-name-asian="Courier New" style:font-size-asian="10pt" style:language-asian="zxx" style:country-asian="none" style:font-name-complex="Courier New" style:font-size-complex="10pt" style:language-complex="zxx" style:country-complex="none"/>
    </style:style>
    <style:style style:name="P19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style:font-name="Courier New" fo:font-size="10pt" style:font-name-asian="Courier New" style:font-size-asian="10pt" style:font-name-complex="Courier New" style:font-size-complex="10pt"/>
    </style:style>
    <style:style style:name="P2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" fo:font-size="10pt" fo:language="pl" fo:country="PL" style:font-name-asian="Courier New" style:font-size-asian="10pt" style:language-asian="zxx" style:country-asian="none" style:font-name-complex="Courier New" style:font-size-complex="10pt" style:language-complex="zxx" style:country-complex="none"/>
    </style:style>
    <style:style style:name="P2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ff0000" style:font-name="Courier New" fo:font-size="10pt" fo:language="pl" fo:country="PL" style:font-name-asian="Courier New" style:font-size-asian="10pt" style:language-asian="zxx" style:country-asian="none" style:font-name-complex="Courier New" style:font-size-complex="10pt" style:language-complex="zxx" style:country-complex="none"/>
    </style:style>
    <style:style style:name="P22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fo:color="#3f55bf" style:font-name="Courier New" fo:font-size="10pt" style:font-name-asian="Courier New" style:font-size-asian="10pt" style:font-name-complex="Courier New" style:font-size-complex="10pt"/>
    </style:style>
    <style:style style:name="P23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fo:color="#00ae00" style:font-name="Courier New" fo:font-size="10pt" style:font-name-asian="Courier New" style:font-size-asian="10pt" style:font-name-complex="Courier New" style:font-size-complex="10pt"/>
    </style:style>
    <style:style style:name="P2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Arial" fo:font-size="14pt" fo:language="pl" fo:country="PL" style:font-name-asian="Courier New" style:font-size-asian="14pt" style:language-asian="zxx" style:country-asian="none" style:font-name-complex="Courier New" style:font-size-complex="14pt" style:language-complex="zxx" style:country-complex="none"/>
    </style:style>
    <style:style style:name="P2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Arial" fo:font-size="10pt" fo:language="pl" fo:country="PL" style:font-name-asian="Courier New" style:font-size-asian="10pt" style:language-asian="zxx" style:country-asian="none" style:font-name-complex="Courier New" style:font-size-complex="10pt" style:language-complex="zxx" style:country-complex="none"/>
    </style:style>
    <style:style style:name="P26" style:family="paragraph" style:parent-style-name="Standard">
      <style:text-properties style:use-window-font-color="true" style:font-name="Arial" fo:font-size="14pt" fo:language="pl" fo:country="PL" fo:font-weight="bold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27" style:family="paragraph" style:parent-style-name="Standard">
      <style:text-properties style:font-name="Arial" fo:font-size="10pt" fo:language="pl" fo:country="PL" style:font-size-asian="10pt" style:language-asian="zxx" style:country-asian="none" style:font-size-complex="10pt" style:language-complex="zxx" style:country-complex="none"/>
    </style:style>
    <style:style style:name="T1" style:family="text">
      <style:text-properties fo:color="#557f5f"/>
    </style:style>
    <style:style style:name="T2" style:family="text">
      <style:text-properties fo:color="#000000"/>
    </style:style>
    <style:style style:name="T3" style:family="text">
      <style:text-properties fo:color="#000000" style:font-name-asian="Courier New" style:font-name-complex="Courier New"/>
    </style:style>
    <style:style style:name="T4" style:family="text">
      <style:text-properties fo:color="#000000" fo:language="pl" fo:country="PL" style:language-asian="zxx" style:country-asian="none" style:language-complex="zxx" style:country-complex="none"/>
    </style:style>
    <style:style style:name="T5" style:family="text">
      <style:text-properties fo:color="#0000c0"/>
    </style:style>
    <style:style style:name="T6" style:family="text">
      <style:text-properties fo:color="#0000c0" style:font-name-asian="Courier New" style:font-name-complex="Courier New"/>
    </style:style>
    <style:style style:name="T7" style:family="text">
      <style:text-properties fo:color="#7f0055"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color="#008080"/>
    </style:style>
    <style:style style:name="T10" style:family="text">
      <style:text-properties fo:color="#008080" fo:language="pl" fo:country="PL" style:language-asian="zxx" style:country-asian="none" style:language-complex="zxx" style:country-complex="none"/>
    </style:style>
    <style:style style:name="T11" style:family="text">
      <style:text-properties fo:color="#3f7f7f"/>
    </style:style>
    <style:style style:name="T12" style:family="text">
      <style:text-properties fo:color="#3f7f7f" fo:language="pl" fo:country="PL" style:language-asian="zxx" style:country-asian="none" style:language-complex="zxx" style:country-complex="none"/>
    </style:style>
    <style:style style:name="T13" style:family="text">
      <style:text-properties fo:color="#7f007f"/>
    </style:style>
    <style:style style:name="T14" style:family="text">
      <style:text-properties fo:color="#7f007f" fo:language="pl" fo:country="PL" style:language-asian="zxx" style:country-asian="none" style:language-complex="zxx" style:country-complex="none"/>
    </style:style>
    <style:style style:name="T15" style:family="text">
      <style:text-properties fo:color="#2a00ff" fo:font-style="italic" style:font-style-asian="italic" style:font-style-complex="italic"/>
    </style:style>
    <style:style style:name="T16" style:family="text">
      <style:text-properties fo:color="#2a00ff" fo:language="pl" fo:country="PL" fo:font-style="italic" style:language-asian="zxx" style:country-asian="none" style:font-style-asian="italic" style:language-complex="zxx" style:country-complex="none" style:font-style-complex="italic"/>
    </style:style>
    <style:style style:name="T17" style:family="text">
      <style:text-properties fo:color="#896612"/>
    </style:style>
    <style:style style:name="T18" style:family="text">
      <style:text-properties fo:color="#808080"/>
    </style:style>
    <style:style style:name="T19" style:family="text">
      <style:text-properties fo:color="#008282"/>
    </style:style>
    <style:style style:name="T20" style:family="text">
      <style:text-properties fo:language="pl" fo:country="PL" style:language-asian="zxx" style:country-asian="none" style:language-complex="zxx" style:country-complex="none"/>
    </style:style>
    <style:style style:name="T21" style:family="text">
      <style:text-properties fo:color="#3f55bf"/>
    </style:style>
    <style:style style:name="T22" style:family="text">
      <style:text-properties fo:font-style="italic" style:font-style-asian="italic" style:font-style-complex="italic"/>
    </style:style>
    <style:style style:name="T23" style:family="text">
      <style:text-properties fo:color="#00ae00" style:font-name="Courier New" fo:font-size="10pt" style:font-name-asian="Courier New" style:font-size-asian="10pt" style:font-name-complex="Courier New" style:font-size-complex="10pt"/>
    </style:style>
    <style:style style:name="T24" style:family="text">
      <style:text-properties fo:color="#00ae00" fo:font-size="10pt" style:font-name-asian="Courier New" style:font-size-asian="10pt" style:font-name-complex="Courier New" style:font-size-complex="10pt"/>
    </style:style>
    <style:style style:name="T25" style:family="text">
      <style:text-properties fo:color="#00ae00" style:font-name-asian="Courier New" style:font-name-complex="Courier New"/>
    </style:style>
    <style:style style:name="T26" style:family="text">
      <style:text-properties style:font-name-asian="Courier New" style:font-name-complex="Courier New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The User Session - <text:span text:style-name="T26">Recent viewed products</text:span></text:p>
      <text:p text:style-name="P1"/>
      <text:p text:style-name="P1">Sesja użytkownika służy do przechowywania informacji na temat użytkownika pomiędzy żądaniami.</text:p>
      <text:p text:style-name="P1">W kontrolerze możemy łatwo przechowywać i pobierać informacje w sesji.</text:p>
      <text:p text:style-name="P1"/>
      <text:p text:style-name="P1">// start sesji</text:p>
      <text:p text:style-name="P2">$session = $this-&gt;getRequest()-&gt;getSession();</text:p>
      <text:p text:style-name="P6"><text:s/><text:span text:style-name="T1">// store an attribute for reuse during a later user request</text:span></text:p>
      <text:p text:style-name="P9"><text:span text:style-name="T2">$session-&gt;set(</text:span><text:span text:style-name="T5">'foo'</text:span><text:span text:style-name="T2">, </text:span><text:span text:style-name="T5">'bar'</text:span><text:span text:style-name="T2">);</text:span></text:p>
      <text:p text:style-name="P12">// in another controller for another request</text:p>
      <text:p text:style-name="P10"><text:span text:style-name="T3">$foo = $session-&gt;get(</text:span><text:span text:style-name="T6">'foo'</text:span><text:span text:style-name="T3">);</text:span></text:p>
      <text:p text:style-name="P6"/>
      <text:p text:style-name="P8">1. Przechowywanie w sesji 3 ostatnio ogladanych przez użytkownika ofert:</text:p>
      <text:p text:style-name="P8">//src/Application/ShopBundle/Controller/ProductController.php</text:p>
      <text:p text:style-name="P8"/>
      <text:p text:style-name="P21">&lt;?php</text:p>
      <text:p text:style-name="P19"/>
      <text:p text:style-name="P22">/**</text:p>
      <text:p text:style-name="P22"><text:s/>* Product controller.</text:p>
      <text:p text:style-name="P22"><text:s/>*</text:p>
      <text:p text:style-name="P22"><text:s/>*/</text:p>
      <text:p text:style-name="P19"><text:span text:style-name="T7">class </text:span><text:span text:style-name="T2">ProductController </text:span><text:span text:style-name="T7">extends </text:span><text:span text:style-name="T2">Controller</text:span></text:p>
      <text:p text:style-name="P17">{</text:p>
      <text:p text:style-name="P6"><text:s text:c="3"/>... <text:s/></text:p>
      <text:p text:style-name="P6"><text:s text:c="3"/></text:p>
      <text:p text:style-name="P6"><text:s text:c="4"/><text:span text:style-name="T21">/**</text:span></text:p>
      <text:p text:style-name="P22"><text:s text:c="5"/>* Finds and displays a Product entity.</text:p>
      <text:p text:style-name="P22"><text:s text:c="5"/>*</text:p>
      <text:p text:style-name="P22"><text:s text:c="5"/>*/</text:p>
      <text:p text:style-name="P19"><text:span text:style-name="T2"><text:s text:c="4"/></text:span><text:span text:style-name="T7">public function </text:span><text:span text:style-name="T2">showAction($id)</text:span></text:p>
      <text:p text:style-name="P17"><text:s text:c="4"/>{</text:p>
      <text:p text:style-name="P17"><text:s text:c="8"/>$em = $this-&gt;getDoctrine()-&gt;getManager();</text:p>
      <text:p text:style-name="P19"/>
      <text:p text:style-name="P19"><text:span text:style-name="T2"><text:s text:c="8"/>$entity = $em-&gt;getRepository(</text:span><text:span text:style-name="T5">'ApplicationShopBundle:Product'</text:span><text:span text:style-name="T2">)-&gt;find($id);</text:span></text:p>
      <text:p text:style-name="P19"/>
      <text:p text:style-name="P19"><text:span text:style-name="T2"><text:s text:c="8"/></text:span><text:span text:style-name="T7">if </text:span><text:span text:style-name="T2">(!$entity) {</text:span></text:p>
      <text:p text:style-name="P19"><text:span text:style-name="T2"><text:s text:c="12"/></text:span><text:span text:style-name="T7">throw </text:span><text:span text:style-name="T2">$this-&gt;createNotFoundException(</text:span><text:span text:style-name="T5">'Unable to find Product entity.'</text:span><text:span text:style-name="T2">);</text:span></text:p>
      <text:p text:style-name="P17"><text:s text:c="8"/>}</text:p>
      <text:p text:style-name="P17"><text:s text:c="8"/></text:p>
      <text:p text:style-name="P23"><text:s text:c="8"/>$session = $this-&gt;getRequest()-&gt;getSession();</text:p>
      <text:p text:style-name="P23"><text:s/></text:p>
      <text:p text:style-name="P23"><text:tab/> <text:s text:c="3"/>// fetch products already stored in the job history</text:p>
      <text:p text:style-name="P23"><text:tab/> <text:s text:c="3"/>$products = $session-&gt;get('product_history', <text:span text:style-name="T8">array</text:span>());</text:p>
      <text:p text:style-name="P23"><text:tab/> </text:p>
      <text:p text:style-name="P23"><text:tab/> <text:s text:c="3"/>// store the job as an array so we can put it in the session and avoid entity serialize errors</text:p>
      <text:p text:style-name="P23"><text:tab/> <text:s text:c="3"/>$product = <text:span text:style-name="T8">array</text:span>(</text:p>
      <text:p text:style-name="P23"><text:tab/> <text:s text:c="3"/><text:tab/>'id' =&gt; $entity-&gt;getId(), </text:p>
      <text:p text:style-name="P23"><text:tab/> <text:s text:c="3"/><text:tab/>'title' =&gt;$entity-&gt;getTitle(), </text:p>
      <text:p text:style-name="P23"><text:tab/> <text:s text:c="3"/><text:tab/>'titleslug' =&gt; $entity-&gt;getTitleSlug(), </text:p>
      <text:p text:style-name="P23"><text:tab/> <text:s text:c="3"/>);</text:p>
      <text:p text:style-name="P23"><text:tab/> </text:p>
      <text:p text:style-name="P23"><text:tab/> <text:s text:c="3"/><text:span text:style-name="T8">if </text:span>(!in_array($product, $products)) {</text:p>
      <text:p text:style-name="P23"><text:tab/> <text:s text:c="7"/>// add the current job at the beginning of the array</text:p>
      <text:p text:style-name="P23"><text:tab/> <text:s text:c="7"/>array_unshift($products, $product);</text:p>
      <text:p text:style-name="P23"><text:tab/> </text:p>
      <text:p text:style-name="P23"><text:tab/> <text:s text:c="7"/>// store the new job history back into the session</text:p>
      <text:p text:style-name="P23"><text:tab/> <text:s text:c="7"/>$session-&gt;set('product_history', array_slice($products, 0, 3));</text:p>
      <text:p text:style-name="P23"><text:tab/> <text:s text:c="3"/>}</text:p>
      <text:p text:style-name="P19"/>
      <text:p text:style-name="P17"><text:s text:c="8"/>$deleteForm = $this-&gt;createDeleteForm($id);</text:p>
      <text:p text:style-name="P19"><text:soft-page-break/></text:p>
      <text:p text:style-name="P19"><text:span text:style-name="T2"><text:s text:c="8"/></text:span><text:span text:style-name="T7">return </text:span><text:span text:style-name="T2">$this-&gt;render(</text:span><text:span text:style-name="T5">'ApplicationShopBundle:Product:show.html.twig'</text:span><text:span text:style-name="T2">, </text:span><text:span text:style-name="T7">array</text:span><text:span text:style-name="T2">(</text:span></text:p>
      <text:p text:style-name="P19"><text:span text:style-name="T2"><text:s text:c="12"/></text:span><text:span text:style-name="T5">'entity' <text:s text:c="5"/></text:span><text:span text:style-name="T2">=&gt; $entity,</text:span></text:p>
      <text:p text:style-name="P19"><text:span text:style-name="T2"><text:s text:c="12"/></text:span><text:span text:style-name="T5">'delete_form' </text:span><text:span text:style-name="T2">=&gt; $deleteForm-&gt;createView(),</text:span></text:p>
      <text:p text:style-name="P17"><text:s text:c="8"/>));</text:p>
      <text:p text:style-name="P17"><text:s text:c="4"/>}</text:p>
      <text:p text:style-name="P6"/>
      <text:p text:style-name="P6"><text:s text:c="3"/>...</text:p>
      <text:p text:style-name="P6">}</text:p>
      <text:p text:style-name="P8"/>
      <text:p text:style-name="P8">2. Uaktualnienie template (wyświetlanie trzech ostatnio klikniętych ofert).</text:p>
      <text:p text:style-name="P8">//src/Application/ShopBundle/Resources/views/layout.html.twig</text:p>
      <text:p text:style-name="P15">....</text:p>
      <text:p text:style-name="P6"><text:s text:c="6"/></text:p>
      <text:p text:style-name="P9"><text:span text:style-name="T2"><text:s text:c="8"/></text:span><text:span text:style-name="T17">{%</text:span><text:span text:style-name="T7"> block </text:span><text:span text:style-name="T2">body</text:span><text:span text:style-name="T7"> </text:span><text:span text:style-name="T17">%}{%</text:span><text:span text:style-name="T7"> endblock </text:span><text:span text:style-name="T17">%}</text:span></text:p>
      <text:p text:style-name="P17"><text:s text:c="8"/></text:p>
      <text:p text:style-name="P23"><text:s text:c="8"/>{%<text:span text:style-name="T8"> if </text:span>app.session.get('product_history')<text:span text:style-name="T8"> </text:span>%}</text:p>
      <text:p text:style-name="P23"><text:tab/><text:tab/>&lt;div class=<text:span text:style-name="T22">"container"</text:span>&gt;</text:p>
      <text:p text:style-name="P23"><text:tab/><text:tab/> <text:s text:c="3"/>&lt;div class=<text:span text:style-name="T22">"row"</text:span>&gt;</text:p>
      <text:p text:style-name="P23"><text:tab/><text:tab/> <text:s text:c="3"/><text:tab/>&lt;div class=<text:span text:style-name="T22">"col-md-12"</text:span>&gt;</text:p>
      <text:p text:style-name="P23"><text:tab/><text:tab/><text:tab/> <text:s text:c="3"/><text:tab/>&lt;div class=<text:span text:style-name="T22">"page-header"</text:span>&gt;</text:p>
      <text:p text:style-name="P23"><text:tab/><text:tab/><text:tab/> <text:s text:c="3"/><text:tab/><text:tab/>&lt;h3&gt;Recent viewed products&lt;/h3&gt;</text:p>
      <text:p text:style-name="P23"><text:tab/><text:tab/><text:tab/> <text:s text:c="3"/><text:tab/>&lt;/div&gt;</text:p>
      <text:p text:style-name="P23"><text:tab/><text:tab/> <text:s text:c="3"/><text:tab/>&lt;/div&gt;</text:p>
      <text:p text:style-name="P23"><text:tab/><text:tab/> <text:s text:c="3"/><text:tab/>{%<text:span text:style-name="T8"> for </text:span>product<text:span text:style-name="T8"> in </text:span>app.session.get('product_history')<text:span text:style-name="T8"> </text:span>%} <text:s text:c="2"/></text:p>
      <text:p text:style-name="P23"><text:tab/><text:tab/> <text:s text:c="3"/><text:tab/>&lt;div class=<text:span text:style-name="T22">"col-md-4 text-center"</text:span>&gt;</text:p>
      <text:p text:style-name="P23"><text:tab/><text:tab/> <text:s text:c="3"/><text:tab/><text:tab/>&lt;div class=<text:span text:style-name="T22">"page-header"</text:span>&gt;</text:p>
      <text:p text:style-name="P23"><text:tab/><text:tab/> <text:s text:c="3"/><text:tab/><text:tab/><text:tab/>&lt;h4&gt;&lt;a href="{{<text:span text:style-name="T8"> </text:span>path('application_product_show',<text:span text:style-name="T8"> </text:span>{<text:span text:style-name="T8"> </text:span>'id':<text:span text:style-name="T8"> </text:span>product.id,<text:span text:style-name="T8"> </text:span>'title':<text:span text:style-name="T8"> </text:span>product.titleslug<text:span text:style-name="T8"> </text:span>})<text:span text:style-name="T8"> </text:span>}}"&gt;{{<text:span text:style-name="T8"> </text:span>product.title|raw<text:span text:style-name="T8"> </text:span>}}&lt;/a&gt;&lt;/h4&gt;</text:p>
      <text:p text:style-name="P23"><text:tab/><text:tab/> <text:s text:c="3"/><text:tab/><text:tab/>&lt;/div&gt;</text:p>
      <text:p text:style-name="P23"><text:tab/><text:tab/> <text:s text:c="3"/><text:tab/>&lt;/div&gt;</text:p>
      <text:p text:style-name="P23"><text:tab/><text:tab/> <text:s text:c="3"/><text:tab/>{%<text:span text:style-name="T8"> endfor </text:span>%}</text:p>
      <text:p text:style-name="P23"><text:tab/><text:tab/> <text:s text:c="3"/>&lt;/div&gt;</text:p>
      <text:p text:style-name="P23"><text:tab/><text:tab/>&lt;/div&gt;</text:p>
      <text:p text:style-name="P23"><text:tab/><text:tab/>{%<text:span text:style-name="T8"> endif </text:span>%}</text:p>
      <text:p text:style-name="P15">...</text:p>
      <text:p text:style-name="P15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Flash Messages</text:p>
      <text:p text:style-name="P3">W sesji możemy krótko przechowywać informacje dla użytkowników. Mechanizm flash został wykorzystany w Step10 - The Forms4 – Token. Poniżej krótkie przypomnienie:</text:p>
      <text:p text:style-name="P3"/>
      <text:p text:style-name="P3">1. Ustawienie komunikatu w kontrolerze:</text:p>
      <text:p text:style-name="P3"/>
      <text:p text:style-name="P3">//src/Ens/JobeetBundle/Controller/JobController.php</text:p>
      <text:p text:style-name="P3"/>
      <text:p text:style-name="P9"><text:span text:style-name="T2"><text:tab/></text:span><text:span text:style-name="T7">public function </text:span><text:span text:style-name="T2">publishAction(Request $request, $token)</text:span></text:p>
      <text:p text:style-name="P7"><text:tab/>{</text:p>
      <text:p text:style-name="P7">...</text:p>
      <text:p text:style-name="P7"><text:tab/> </text:p>
      <text:p text:style-name="P11"><text:span text:style-name="T2"><text:tab/> <text:s text:c="7"/>$this-&gt;get(</text:span><text:span text:style-name="T5">'session'</text:span><text:span text:style-name="T2">)-&gt;getFlashBag()-&gt;add(</text:span><text:span text:style-name="T5">'notice'</text:span><text:span text:style-name="T2">, </text:span><text:span text:style-name="T5">'Your job is now online for 30 days.'</text:span><text:span text:style-name="T2">);<text:tab/> <text:s text:c="3"/></text:span></text:p>
      <text:p text:style-name="P7"><text:tab/> </text:p>
      <text:p text:style-name="P7">...</text:p>
      <text:p text:style-name="P7"><text:tab/>}</text:p>
      <text:p text:style-name="P15"/>
      <text:p text:style-name="P3">2. Wyświetlanie komunikatu w template:</text:p>
      <text:p text:style-name="P8">//src/Ens/JobeetBundle/Resources/views/layout.html.twig</text:p>
      <text:p text:style-name="P3">…</text:p>
      <text:p text:style-name="P5"><text:span text:style-name="T4"><text:s text:c="6"/></text:span><text:span text:style-name="T10">&lt;</text:span><text:span text:style-name="T12">div</text:span><text:span text:style-name="T20"> </text:span><text:span text:style-name="T14">id</text:span><text:span text:style-name="T4">=</text:span><text:span text:style-name="T16">"content"</text:span><text:span text:style-name="T10">&gt;</text:span></text:p>
      <text:p text:style-name="P11"><text:span text:style-name="T2"><text:s text:c="8"/></text:span><text:span text:style-name="T17">{%</text:span><text:span text:style-name="T7"> if </text:span><text:span text:style-name="T2">app</text:span><text:span text:style-name="T18">.</text:span><text:span text:style-name="T2">session</text:span><text:span text:style-name="T18">.</text:span><text:span text:style-name="T2">hasFlash</text:span><text:span text:style-name="T18">(</text:span><text:span text:style-name="T5">'notice'</text:span><text:span text:style-name="T18">)</text:span><text:span text:style-name="T7"> </text:span><text:span text:style-name="T17">%}</text:span></text:p>
      <text:p text:style-name="P11"><text:span text:style-name="T2"><text:s text:c="10"/></text:span><text:span text:style-name="T9">&lt;</text:span><text:span text:style-name="T11">div</text:span> <text:span text:style-name="T13">class</text:span><text:span text:style-name="T2">=</text:span><text:span text:style-name="T15">"flash_notice"</text:span><text:span text:style-name="T9">&gt;</text:span></text:p>
      <text:p text:style-name="P11"><text:span text:style-name="T2"><text:s text:c="12"/></text:span><text:span text:style-name="T17">{{</text:span><text:span text:style-name="T7"> </text:span><text:span text:style-name="T2">app</text:span><text:span text:style-name="T18">.</text:span><text:span text:style-name="T2">session</text:span><text:span text:style-name="T18">.</text:span><text:span text:style-name="T2">flash</text:span><text:span text:style-name="T18">(</text:span><text:span text:style-name="T5">'notice'</text:span><text:span text:style-name="T18">)</text:span><text:span text:style-name="T7"> </text:span><text:span text:style-name="T17">}}</text:span></text:p>
      <text:p text:style-name="P11"><text:span text:style-name="T2"><text:s text:c="10"/></text:span><text:span text:style-name="T9">&lt;/</text:span><text:span text:style-name="T11">div</text:span><text:span text:style-name="T9">&gt;</text:span></text:p>
      <text:p text:style-name="P11"><text:span text:style-name="T2"><text:s text:c="8"/></text:span><text:span text:style-name="T17">{%</text:span><text:span text:style-name="T7"> endif </text:span><text:span text:style-name="T17">%}</text:span></text:p>
      <text:p text:style-name="P3">…</text:p>
      <text:p text:style-name="P3"/>
      <text:p text:style-name="P4">Cart</text:p>
      <text:p text:style-name="P3">Dodawanie produktów do koszyka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35M47S</meta:editing-duration>
    <meta:editing-cycles>12</meta:editing-cycles>
    <meta:generator>OpenOffice.org/3.3$Win32 OpenOffice.org_project/330m20$Build-9567</meta:generator>
    <dc:date>2015-06-19T15:32:14.34</dc:date>
    <dc:creator>szymon idczak</dc:creator>
    <meta:document-statistic meta:table-count="0" meta:image-count="0" meta:object-count="0" meta:page-count="3" meta:paragraph-count="108" meta:word-count="350" meta:character-count="3495"/>
    <meta:user-defined meta:name="Info 1"/>
    <meta:user-defined meta:name="Info 2"/>
    <meta:user-defined meta:name="Info 3"/>
    <meta:user-defined meta:name="Info 4"/>
  </office:meta>
</office:document-meta>
</file>